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8.0pt"/>
    </style:style>
    <style:style style:name="P2" style:family="paragraph" style:parent-style-name="Standard">
      <style:text-properties style:font-name="Times" fo:font-size="12.0pt"/>
    </style:style>
    <style:style style:name="P3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12.0pt"/>
    </style:style>
    <style:style style:name="P4" style:family="paragraph" style:parent-style-name="Standard">
      <style:paragraph-properties fo:margin-left="1.0000in" fo:text-indent="-1.0000in">
        <style:tab-stops>
          <style:tab-stop style:position="0.6528in"/>
          <style:tab-stop style:position="1.0000in"/>
        </style:tab-stops>
      </style:paragraph-properties>
      <style:text-properties style:font-name="Times" fo:font-size="12.0pt"/>
    </style:style>
    <style:style style:name="P5" style:family="paragraph" style:parent-style-name="Standard">
      <style:paragraph-properties fo:margin-left="1.5000in" fo:text-indent="-1.5000in">
        <style:tab-stops>
          <style:tab-stop style:position="1.1528in"/>
          <style:tab-stop style:position="1.5000in"/>
        </style:tab-stops>
      </style:paragraph-properties>
      <style:text-properties style:font-name="Times" fo:font-size="12.0pt"/>
    </style:style>
    <style:style style:name="P6" style:family="paragraph" style:parent-style-name="Standard">
      <style:paragraph-properties fo:margin-left="2.0000in" fo:text-indent="-2.0000in">
        <style:tab-stops>
          <style:tab-stop style:position="1.6528in"/>
          <style:tab-stop style:position="2.0000in"/>
        </style:tab-stops>
      </style:paragraph-properties>
      <style:text-properties style:font-name="Times" fo:font-size="12.0pt"/>
    </style:style>
    <style:style style:name="P7" style:family="paragraph" style:parent-style-name="Standard">
      <style:paragraph-properties fo:margin-left="2.5000in" fo:text-indent="-2.5000in">
        <style:tab-stops>
          <style:tab-stop style:position="2.1528in"/>
          <style:tab-stop style:position="2.5000in"/>
        </style:tab-stops>
      </style:paragraph-properties>
      <style:text-properties style:font-name="Times" fo:font-size="12.0pt"/>
    </style:style>
    <style:style style:name="P8" style:family="paragraph" style:parent-style-name="Standard">
      <style:text-properties style:font-name="Times" fo:font-size="15.0pt"/>
    </style:style>
    <style:style style:name="P9" style:family="paragraph" style:parent-style-name="Standard">
      <style:paragraph-properties>
        <style:tab-stops>
          <style:tab-stop style:position="0.3937in"/>
        </style:tab-stops>
      </style:paragraph-properties>
      <style:text-properties style:font-name="Times" fo:font-size="12.0pt"/>
    </style:style>
    <style:style style:name="T1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•">
        <style:list-level-properties text:space-before="0.25in" text:min-label-width="0.25in"/>
      </text:list-level-style-bullet>
      <text:list-level-style-bullet text:level="2" text:bullet-char="•">
        <style:list-level-properties text:space-before="0.50in" text:min-label-width="0.25in"/>
      </text:list-level-style-bullet>
      <text:list-level-style-bullet text:level="3" text:bullet-char="▪">
        <style:list-level-properties text:space-before="0.75in" text:min-label-width="0.25in"/>
      </text:list-level-style-bullet>
      <text:list-level-style-bullet text:level="4" text:bullet-char="•">
        <style:list-level-properties text:space-before="1.00in" text:min-label-width="0.25in"/>
      </text:list-level-style-bullet>
    </text:list-style>
    <text:list-style style:name="L2">
      <text:list-level-style-bullet text:level="1" text:bullet-char="•">
        <style:list-level-properties text:space-before="0.25in" text:min-label-width="0.25in"/>
      </text:list-level-style-bullet>
      <text:list-level-style-bullet text:level="2" text:bullet-char="•">
        <style:list-level-properties text:space-before="0.50in" text:min-label-width="0.25in"/>
      </text:list-level-style-bullet>
      <text:list-level-style-bullet text:level="3" text:bullet-char="▪">
        <style:list-level-properties text:space-before="0.75in" text:min-label-width="0.25in"/>
      </text:list-level-style-bullet>
      <text:list-level-style-bullet text:level="4" text:bullet-char="•">
        <style:list-level-properties text:space-before="1.00in" text:min-label-width="0.25in"/>
      </text:list-level-style-bullet>
      <text:list-level-style-bullet text:level="5" text:bullet-char="◦">
        <style:list-level-properties text:space-before="1.25in" text:min-label-width="0.25in"/>
      </text:list-level-style-bullet>
    </text:list-style>
    <text:list-style style:name="L3">
      <text:list-level-style-bullet text:level="1" text:bullet-char="•">
        <style:list-level-properties text:space-before="0.25in" text:min-label-width="0.25in"/>
      </text:list-level-style-bullet>
      <text:list-level-style-bullet text:level="2" text:bullet-char="◦">
        <style:list-level-properties text:space-before="0.50in" text:min-label-width="0.25in"/>
      </text:list-level-style-bullet>
    </text:list-style>
    <text:list-style style:name="L4">
      <text:list-level-style-bullet text:level="1" text:bullet-char="•">
        <style:list-level-properties text:space-before="0.25in" text:min-label-width="0.25in"/>
      </text:list-level-style-bullet>
    </text:list-style>
  </office:automatic-styles>
  <office:body>
    <office:text>
      <text:p text:style-name="P1"><text:a xlink:type="simple" xlink:href="https://www.projet-plume.org/files/ENVOL2010-BonnesPratiques_Dev_VLVB.pdf"><text:span text:style-name="T1">Bonnes pratiques de dev :</text:span></text:a><text:span text:style-name="T1"><text:s/></text:span></text:p>
      <text:p text:style-name="P2"><text:span text:style-name="T1"/></text:p>
      <text:list text:style-name="L1">
        <text:list-item>
          <text:p text:style-name="P3"><text:span text:style-name="T1">Sécurité :</text:span></text:p>
        </text:list-item>
        <text:list-item>
          <text:p text:style-name="P3"><text:span text:style-name="T1"/></text:p>
          <text:list>
            <text:list-item>
              <text:p text:style-name="P4"><text:span text:style-name="T1">Conception :</text:span><text:s/>Anticiper de mauvaises utilisations,</text:p>
            </text:list-item>
            <text:list-item>
              <text:p text:style-name="P4"><text:span text:style-name="T1">Implémentation </text:span></text:p>
              <text:list>
                <text:list-item>
                  <text:p text:style-name="P5">Si une méthode reçoit de mauvaises données , elle ne doit pas être mise en difficulté.</text:p>
                </text:list-item>
                <text:list-item>
                  <text:p text:style-name="P5">Protection contre les données invalides :</text:p>
                  <text:list>
                    <text:list-item>
                      <text:p text:style-name="P6">Vérifier les valeurs de toutes les entrées provenant de sources externes,</text:p>
                    </text:list-item>
                    <text:list-item>
                      <text:p text:style-name="P6">Vérifier les valeurs des paramètres d’entrée des méthodes,</text:p>
                    </text:list-item>
                    <text:list-item>
                      <text:p text:style-name="P6">Mettre en place une méthode de prise en charge des mauvaises entrées.</text:p>
                    </text:list-item>
                  </text:list>
                </text:list-item>
                <text:list-item>
                  <text:p text:style-name="P5">Prendre en charge les erreurs,</text:p>
                </text:list-item>
                <text:list-item>
                  <text:p text:style-name="P5">Traiter les exceptions,</text:p>
                </text:list-item>
                <text:list-item>
                  <text:p text:style-name="P5">Mettre en œuvre une aide au débogage (log ...)</text:p>
                  <text:list>
                    <text:list-item>
                      <text:p text:style-name="P6"/>
                    </text:list-item>
                  </text:list>
                </text:list-item>
              </text:list>
            </text:list-item>
          </text:list>
        </text:list-item>
      </text:list>
      <text:p text:style-name="P2"><text:tab/><text:tab/></text:p>
      <text:list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"><text:span text:style-name="T1">Règle de programmation : </text:span></text:p>
        </text:list-item>
      </text:list>
      <text:p text:style-name="P2"><text:span text:style-name="T1"/></text:p>
      <text:list text:style-name="L3">
        <text:list-item>
          <text:p text:style-name="P3"><text:span text:style-name="T1">Code propre : </text:span></text:p>
          <text:list>
            <text:list-item>
              <text:p text:style-name="P4">Peut être lu et amélioré par un développeur autre que l’auteur d’origine,</text:p>
            </text:list-item>
            <text:list-item>
              <text:p text:style-name="P4">Facile à lire,</text:p>
            </text:list-item>
            <text:list-item>
              <text:p text:style-name="P4">Minimum de dépendances,</text:p>
            </text:list-item>
            <text:list-item>
              <text:p text:style-name="P4">Ciblé : ne fait qu’un chose et le fait bien.</text:p>
            </text:list-item>
            <text:list-item>
              <text:p text:style-name="P4"/>
            </text:list-item>
          </text:list>
        </text:list-item>
        <text:list-item>
          <text:p text:style-name="P3"><text:span text:style-name="T1">Règle de nommage</text:span></text:p>
          <text:list>
            <text:list-item>
              <text:p text:style-name="P4">Choisir des noms révélateurs des intentions : un nom qui nécessite un commentaire n’est pas auto suffisant,</text:p>
            </text:list-item>
            <text:list-item>
              <text:p text:style-name="P4">Éviter les possibilités d’amalgames et d’ambiguïtés : info, datas sont des mots parasites vagues</text:p>
            </text:list-item>
            <text:list-item>
              <text:p text:style-name="P4">Préférer l’anglais</text:p>
            </text:list-item>
            <text:list-item>
              <text:p text:style-name="P4">Choisir un mot par concept : get ou fetch.</text:p>
            </text:list-item>
          </text:list>
        </text:list-item>
      </text:list>
      <text:p text:style-name="P2"/>
      <text:list text:style-name="L3">
        <text:list-item>
          <text:p text:style-name="P3"><text:span text:style-name="T1">Fonctions</text:span></text:p>
          <text:list>
            <text:list-item>
              <text:p text:style-name="P4">Faire court, elles doivent être le plus court possible. De façon générale pas plus que quelques dizaines de lignes, tout au moins tenir sur un écran,</text:p>
            </text:list-item>
            <text:list-item>
              <text:p text:style-name="P4">Une fonction ne doit faire qu’une seule chose,</text:p>
            </text:list-item>
            <text:list-item>
              <text:p text:style-name="P4">Choisir des noms descriptifs, en générale un verbe d’action.</text:p>
            </text:list-item>
            <text:list-item>
              <text:p text:style-name="P4">Les blocs des instructions if, else, while … ne doivent occuper qu'une seule ligne : selon le niveau d'abstraction, il est probable que cette ligne soit un appel de fonction,</text:p>
            </text:list-item>
            <text:list-item>
              <text:p text:style-name="P4">Éviter toute forme de redondance (fonctions faisant le même traitement ou fonctions intégrant un traitement codé dans une autre fonction).</text:p>
            </text:list-item>
          </text:list>
        </text:list-item>
      </text:list>
      <text:p text:style-name="P2"><text:span text:style-name="T1"/></text:p>
      <text:list text:style-name="L3">
        <text:list-item>
          <text:p text:style-name="P3"><text:span text:style-name="T1">Commentaires</text:span></text:p>
          <text:list>
            <text:list-item>
              <text:p text:style-name="P4">Les commentaires sont un mal nécessaire : ils pallient notre incapacité à exprimer nos intentions par le code.</text:p>
            </text:list-item>
            <text:list-item>
              <text:p text:style-name="P4">Il est courant de croire que la lisibilité d'un programme augmente avec le nombre de lignes de commentaires. Ceci est faux en général.</text:p>
            </text:list-item>
            <text:list-item>
              <text:p text:style-name="P4">La seule source d'information absolument juste est le code.</text:p>
            </text:list-item>
            <text:list-item>
              <text:p text:style-name="P4">Ne pas compenser le mauvais code par des commentaires : il est préférable de le réécrire.</text:p>
            </text:list-item>
          </text:list>
        </text:list-item>
      </text:list>
      <text:p text:style-name="P2"><text:tab/><text:tab/></text:p>
      <text:p text:style-name="P2"><text:tab/><text:tab/><text:span text:style-name="T1">MAUVAIS : </text:span></text:p>
      <text:p text:style-name="P2"><text:tab/><text:tab/>// Verifier si l'employé peut bénéficier de tous </text:p>
      <text:p text:style-name="P2"><text:tab/><text:tab/>// les avantages </text:p>
      <text:p text:style-name="P2"><text:tab/><text:tab/>if ((employee.flags &amp; HOURLY_FLAG) &amp;&amp; (employee.age &gt; 65))</text:p>
      <text:p text:style-name="P2"/>
      <text:p text:style-name="P2"><text:tab/><text:tab/><text:span text:style-name="T1">BON : </text:span></text:p>
      <text:p text:style-name="P2"><text:span text:style-name="T1"><text:tab/><text:tab/></text:span>if (employee.isEligibleForFullBenefits())</text:p>
      <text:p text:style-name="P2"><text:span text:style-name="T1"/></text:p>
      <text:p text:style-name="P2"><text:span text:style-name="T1"/></text:p>
      <text:list text:style-name="L4">
        <text:list-item>
          <text:p text:style-name="P3"><text:span text:style-name="T1">Analyse de code : </text:span></text:p>
        </text:list-item>
      </text:list>
      <text:p text:style-name="P2"><text:span text:style-name="T1"/></text:p>
      <text:list text:style-name="L4">
        <text:list-item>
          <text:p text:style-name="P3"><text:span text:style-name="T1">Outils d'analyse statique (syntaxe et semantique) : </text:span>lint, outils dans les ide.</text:p>
        </text:list-item>
        <text:list-item>
          <text:p text:style-name="P3"><text:span text:style-name="T1">Outils d'analyse dynamique (exécution de tests)</text:span></text:p>
        </text:list-item>
      </text:list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1"><text:span text:style-name="T1">Normes :</text:span></text:p>
      <text:p text:style-name="P2"><text:span text:style-name="T1"/></text:p>
      <text:list text:style-name="L3">
        <text:list-item>
          <text:p text:style-name="P3">Respecter les bonnes pratiques définies,</text:p>
        </text:list-item>
        <text:list-item>
          <text:p text:style-name="P3"><text:span text:style-name="T1">PHP : PSR : </text:span><text:a xlink:type="simple" xlink:href="http://www.php-fig.org/psr/"><text:span text:style-name="T1">http://www.php-fig.org/psr/</text:span></text:a><text:span text:style-name="T1"> :</text:span></text:p>
          <text:list>
            <text:list-item>
              <text:p text:style-name="P4">PSR 1 :<text:span text:style-name="T1"><text:s/></text:span><text:a xlink:type="simple" xlink:href="http://www.php-fig.org/psr/psr-1/">Basic Coding Standard</text:a>, </text:p>
            </text:list-item>
            <text:list-item>
              <text:p text:style-name="P4">PSR 2 : <text:a xlink:type="simple" xlink:href="http://www.php-fig.org/psr/psr-2/">Coding Style Guide</text:a></text:p>
            </text:list-item>
          </text:list>
        </text:list-item>
        <text:list-item>
          <text:p text:style-name="P3"><text:span text:style-name="T1">JS :</text:span></text:p>
          <text:list>
            <text:list-item>
              <text:p text:style-name="P4"><text:a xlink:type="simple" xlink:href="https://github.com/airbnb/javascript">airbnb style guide</text:a>,</text:p>
            </text:list-item>
            <text:list-item>
              <text:p text:style-name="P4"><text:a xlink:type="simple" xlink:href="https://github.com/rwaldron/idiomatic.js/tree/master/translations/fr_FR">idiomatic.js</text:a>,</text:p>
            </text:list-item>
            <text:list-item>
              <text:p text:style-name="P4"><text:a xlink:type="simple" xlink:href="https://google.github.io/styleguide/jsguide.html">google style guide</text:a></text:p>
            </text:list-item>
          </text:list>
        </text:list-item>
        <text:list-item>
          <text:p text:style-name="P3"><text:span text:style-name="T1">CSS : bem, ?</text:span></text:p>
        </text:list-item>
        <text:list-item>
          <text:p text:style-name="P3"><text:span text:style-name="T1">HTML : ?</text:span></text:p>
        </text:list-item>
      </text:list>
      <text:p text:style-name="P2"><text:span text:style-name="T1"/></text:p>
      <text:p text:style-name="P2"><text:span text:style-name="T1"/></text:p>
      <text:p text:style-name="P1"><text:span text:style-name="T1">Commentaires &amp; docs :</text:span></text:p>
      <text:p text:style-name="P2"><text:span text:style-name="T1"/></text:p>
      <text:list text:style-name="L4">
        <text:list-item>
          <text:p text:style-name="P3"><text:span text:style-name="T1">PHP : </text:span><text:a xlink:type="simple" xlink:href="https://www.phpdoc.org/"><text:span text:style-name="T1">phpDocumentor</text:span></text:a><text:span text:style-name="T1">,</text:span></text:p>
        </text:list-item>
        <text:list-item>
          <text:p text:style-name="P3"><text:span text:style-name="T1">JS : </text:span><text:a xlink:type="simple" xlink:href="http://usejsdoc.org/"><text:span text:style-name="T1">jsdoc</text:span></text:a></text:p>
        </text:list-item>
      </text:list>
      <text:p text:style-name="P2"><text:span text:style-name="T1"/></text:p>
      <text:p text:style-name="P1"><text:span text:style-name="T1"/></text:p>
      <text:p text:style-name="P1"><text:span text:style-name="T1">Intégration dans les outils (sublime, netbeans …)</text:span></text:p>
      <text:p text:style-name="P2"><text:span text:style-name="T1"/></text:p>
      <text:list text:style-name="L3">
        <text:list-item>
          <text:p text:style-name="P3"><text:span text:style-name="T1">sublime : </text:span></text:p>
          <text:list>
            <text:list-item>
              <text:p text:style-name="P4"><text:span text:style-name="T1"/><text:a xlink:type="simple" xlink:href="http://joshfrankel.me/blog/2014/how%20to/How-to-configure-sublime-text-for-psr-standards/"><text:span text:style-name="T1">psr basic</text:span></text:a><text:span text:style-name="T1">,</text:span></text:p>
            </text:list-item>
            <text:list-item>
              <text:p text:style-name="P4"><text:span text:style-name="T1"/><text:a xlink:type="simple" xlink:href="http://blog.netapsys.fr/coder-psr-2-compliant-sous-sublime-text/"><text:span text:style-name="T1">psr 2</text:span></text:a></text:p>
            </text:list-item>
            <text:list-item>
              <text:p text:style-name="P4"><text:a xlink:type="simple" xlink:href="https://mattstauffer.co/blog/sublime-text-3-for-php-developers">Sublime Text (3) for PHP Developers</text:a>,</text:p>
            </text:list-item>
          </text:list>
        </text:list-item>
      </text:list>
      <text:p text:style-name="P2"><text:span text:style-name="T1"/></text:p>
      <text:list text:style-name="L3">
        <text:list-item>
          <text:p text:style-name="P3"><text:span text:style-name="T1">netbeans :</text:span></text:p>
          <text:list>
            <text:list-item>
              <text:p text:style-name="P4"><text:span text:style-name="T1"/></text:p>
            </text:list-item>
          </text:list>
        </text:list-item>
      </text:list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>Code review</text:span></text:p>
      <text:p text:style-name="P2"><text:span text:style-name="T1"/></text:p>
      <text:p text:style-name="P2"/>
      <text:p text:style-name="P8"><text:span text:style-name="T1">Pourquoi ?</text:span></text:p>
      <text:p text:style-name="P2">Détecter les défauts dans le code au plus tôt,</text:p>
      <text:p text:style-name="P2">Améliorer la qualité de l’app.,</text:p>
      <text:p text:style-name="P2">Former l’équipe,</text:p>
      <text:p text:style-name="P2">Évite une spécialisation trop forte des dev.,</text:p>
      <text:p text:style-name="P2">Améliorer la communication entre dev.,</text:p>
      <text:p text:style-name="P2">Trouver de nouvelle approche pour mieux coder.</text:p>
      <text:p text:style-name="P2">...</text:p>
      <text:p text:style-name="P2"><text:span text:style-name="T1"/></text:p>
      <text:p text:style-name="P8"><text:span text:style-name="T1">Comment ?</text:span></text:p>
      <text:p text:style-name="P8"><text:span text:style-name="T1"/></text:p>
      <text:p text:style-name="P2">Demande de code review :</text:p>
      <text:p text:style-name="P2"/>
      <text:list text:style-name="L4">
        <text:list-item>
          <text:p text:style-name="P3">Lien vers le ticket,</text:p>
        </text:list-item>
        <text:list-item>
          <text:p text:style-name="P3">Explication des taches effectués, ou description des taches (liste des actions),</text:p>
        </text:list-item>
        <text:list-item>
          <text:p text:style-name="P3">revue du code en solo</text:p>
        </text:list-item>
      </text:list>
      <text:p text:style-name="P8"><text:span text:style-name="T1"/></text:p>
      <text:p text:style-name="P2">Rythme :</text:p>
      <text:p text:style-name="P8"><text:span text:style-name="T1"/></text:p>
      <text:p text:style-name="P2">Tout au long du projet : à chaque pull request ? à chaque commit ? Ou fonctionnalité testable (donc commit) ?</text:p>
      <text:p text:style-name="P2">Revue solo() </text:p>
      <text:p text:style-name="P2">Revue par un pair(d+r)-&gt; option (importance du code)? Systématique ?</text:p>
      <text:p text:style-name="P2"><text:s/></text:p>
      <text:p text:style-name="P2">Revue Collective(sr)-&gt; De temps en temps en amont pour validation de grand principes (archi projet, archi db, settings ...)?</text:p>
      <text:p text:style-name="P2">Revue Collective(sr)-&gt; De temps en temps pour expliquer un cas concret, former, comprendre …</text:p>
      <text:p text:style-name="P2"/>
      <text:p text:style-name="P9"/>
      <text:p text:style-name="P9"/>
      <text:p text:style-name="P9">Méthode de dev avec git ?</text:p>
      <text:p text:style-name="P2"><text:a xlink:type="simple" xlink:href="https://tech.mozfr.org/post/2016/04/16/Ma-methode-de-travail-avec-Git-et-GitHub">https://tech.mozfr.org/post/2016/04/16/Ma-methode-de-travail-avec-Git-et-GitHub</text:a></text:p>
      <text:p text:style-name="P2"><text:a xlink:type="simple" xlink:href="http://www.jpfleury.net/tutoriels/gestion-projet-git.php">http://www.jpfleury.net/tutoriels/gestion-projet-git.php</text:a></text:p>
      <text:p text:style-name="P2"><text:a xlink:type="simple" xlink:href="https://github.com/linkdd/fwallsh/wiki/M%C3%A9thode-de-travail-avec-Git">https://github.com/linkdd/fwallsh/wiki/M%C3%A9thode-de-travail-avec-Git</text:a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04.6</meta:generator>
  </office:meta>
</office:document-meta>
</file>